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Heading_20_1">
      <style:text-properties style:font-name="Times" fo:font-size="12pt" fo:language="en" fo:country="GB" officeooo:paragraph-rsid="0012195d" style:font-name-asian="HG Mincho Light J" style:font-size-asian="12pt" style:font-name-complex="Tahoma" style:font-size-complex="12pt"/>
    </style:style>
    <style:style style:name="P2" style:family="paragraph" style:parent-style-name="Standard">
      <style:text-properties officeooo:paragraph-rsid="0012195d"/>
    </style:style>
    <style:style style:name="P3" style:family="paragraph" style:parent-style-name="Standard">
      <style:paragraph-properties text:number-lines="false" text:line-number="0"/>
      <style:text-properties style:font-name="Charter" officeooo:rsid="0012195d" officeooo:paragraph-rsid="0012195d"/>
    </style:style>
    <style:style style:name="P4" style:family="paragraph" style:list-style-name="L1"/>
    <style:style style:name="P5" style:family="paragraph" style:parent-style-name="Heading_20_2">
      <style:text-properties style:font-name="Times" fo:font-size="12pt" style:font-size-asian="12pt" style:font-size-complex="12pt"/>
    </style:style>
    <style:style style:name="T1" style:family="text">
      <style:text-properties style:font-name-asian="FreeMono" style:font-name-complex="FreeMono"/>
    </style:style>
    <style:style style:name="T2" style:family="text">
      <style:text-properties officeooo:rsid="0012195d" style:font-name-asian="FreeMono" style:font-name-complex="FreeMono"/>
    </style:style>
    <style:style style:name="T3" style:family="text">
      <style:text-properties officeooo:rsid="0012195d"/>
    </style:style>
    <style:style style:name="T4" style:family="text">
      <style:text-properties style:font-name="Charter" officeooo:rsid="0012195d"/>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Ingredients</text:h>
      <text:p text:style-name="Standard">550 grams green beans, thinly sliced</text:p>
      <text:p text:style-name="Standard">4 large onions</text:p>
      <text:p text:style-name="Standard">1 tablespoon salt</text:p>
      <text:p text:style-name="Standard"><text:bookmark-start text:name="__DdeLink__46_1240924110"/>½ <text:bookmark-end text:name="__DdeLink__46_1240924110"/>teaspoon pepper</text:p>
      <text:p text:style-name="Standard">2 teaspoons curry powder (or less if you don't like it)</text:p>
      <text:p text:style-name="Standard">350 grams cucumber cut fine (not skinned)</text:p>
      <text:p text:style-name="Standard">2 cups sugar</text:p>
      <text:p text:style-name="Standard">3 cups white vinegar (not apple vinegar)</text:p>
      <text:p text:style-name="P2"><text:s/></text:p>
      <text:h text:style-name="P5" text:outline-level="2">Method</text:h>
      <text:list xml:id="list3255116755572366793" text:style-name="L1">
        <text:list-item>
          <text:p>Boil 1 pint of the white vinegar with the sugar for 15 minutes</text:p>
        </text:list-item>
        <text:list-item>
          <text:p>Add all other ingredients (except 1 cup vinegar) and boil for a further 20 minutes</text:p>
        </text:list-item>
        <text:list-item>
          <text:p>Mix the other 1/2 pint of vinegar with<text:line-break/>2 tablespoons of plain flour<text:line-break/>½ tablespoon mustard<text:line-break/>½ tablespoon <text:span text:style-name="T3">turmeric</text:span><text:line-break/>½ teaspoon pepper</text:p>
        </text:list-item>
        <text:list-item>
          <text:p>Mix together until smooth and add to beans</text:p>
        </text:list-item>
        <text:list-item>
          <text:p>Boil again for a further 15 minutes</text:p>
        </text:list-item>
        <text:list-item>
          <text:p>Taste and add further salt, pepper, curry to taste</text:p>
        </text:list-item>
        <text:list-item>
          <text:p>If it isn't thick enough, add a bit more flour mixed in with a little more vineg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officeooo:paragraph-rsid="0012195d" style:font-name-asian="HG Mincho Light J" style:font-size-asian="12pt" style:font-name-complex="Tahoma" style:font-size-complex="12pt"/>
    </style:style>
    <style:style style:name="MT1" style:family="text">
      <style:text-properties officeooo:rsid="0012195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text:span text:style-name="MT1">Cucumber and Bean Pickle</text:span></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4-04-22T09:50:38.647434063</meta:creation-date>
    <dc:language>en-AU</dc:language>
    <meta:editing-cycles>2</meta:editing-cycles>
    <meta:editing-duration>P0D</meta:editing-duration>
    <meta:initial-creator>Frank Jung</meta:initial-creator>
    <dc:date>2014-04-22T10:04:06.817190168</dc:date>
    <dc:creator>Frank Jung</dc:creator>
    <meta:document-statistic meta:table-count="0" meta:image-count="0" meta:object-count="0" meta:page-count="1" meta:paragraph-count="19" meta:word-count="147" meta:character-count="769" meta:non-whitespace-character-count="646"/>
    <meta:user-defined meta:name="Info 1"/>
    <meta:user-defined meta:name="Info 2"/>
    <meta:user-defined meta:name="Info 3"/>
    <meta:user-defined meta:name="Info 4"/>
  </office:meta>
</office:document-meta>
</file>